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a0ad" officeooo:paragraph-rsid="0006a0ad"/>
    </style:style>
    <style:style style:name="P2" style:family="paragraph" style:parent-style-name="Text_20_body" style:list-style-name="List_20_1">
      <style:text-properties officeooo:rsid="0006a0ad" officeooo:paragraph-rsid="0006a0ad"/>
    </style:style>
    <style:style style:name="P3" style:family="paragraph" style:parent-style-name="Text_20_body" style:list-style-name="List_20_1">
      <style:text-properties officeooo:rsid="0006fd4e" officeooo:paragraph-rsid="0006fd4e"/>
    </style:style>
    <style:style style:name="P4" style:family="paragraph" style:parent-style-name="Text_20_body" style:list-style-name="List_20_1">
      <style:text-properties officeooo:rsid="0008b908" officeooo:paragraph-rsid="0008e247"/>
    </style:style>
    <style:style style:name="P5" style:family="paragraph" style:parent-style-name="Text_20_body" style:list-style-name="List_20_1">
      <style:text-properties officeooo:rsid="0009c249" officeooo:paragraph-rsid="0009c249"/>
    </style:style>
    <style:style style:name="P6" style:family="paragraph" style:parent-style-name="Text_20_body" style:list-style-name="List_20_1">
      <style:text-properties officeooo:rsid="000b27df" officeooo:paragraph-rsid="000b27df"/>
    </style:style>
    <style:style style:name="P7" style:family="paragraph" style:parent-style-name="Text_20_body" style:list-style-name="List_20_1">
      <style:text-properties officeooo:rsid="000c2656" officeooo:paragraph-rsid="000c2656"/>
    </style:style>
    <style:style style:name="P8" style:family="paragraph" style:parent-style-name="Text_20_body">
      <style:text-properties officeooo:rsid="000eb161" officeooo:paragraph-rsid="000eb161"/>
    </style:style>
    <style:style style:name="P9" style:family="paragraph" style:parent-style-name="Text_20_body">
      <style:text-properties fo:font-weight="bold" officeooo:rsid="000eb161" officeooo:paragraph-rsid="000eb161" style:font-weight-asian="bold" style:font-weight-complex="bold"/>
    </style:style>
    <style:style style:name="P10" style:family="paragraph" style:parent-style-name="Text_20_body">
      <style:text-properties fo:font-weight="bold" officeooo:rsid="000ec75d" officeooo:paragraph-rsid="000ec75d" style:font-weight-asian="bold" style:font-weight-complex="bold"/>
    </style:style>
    <style:style style:name="T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088931"/>
    </style:style>
    <style:style style:name="T4" style:family="text">
      <style:text-properties officeooo:rsid="0008e247"/>
    </style:style>
    <style:style style:name="T5" style:family="text">
      <style:text-properties officeooo:rsid="0009c249"/>
    </style:style>
    <style:style style:name="T6" style:family="text">
      <style:text-properties officeooo:rsid="000c2656"/>
    </style:style>
    <style:style style:name="T7" style:family="text">
      <style:text-properties officeooo:rsid="000ec7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Tips on How to succeed in the Genealogical Principles Course</text:h>
      <text:p text:style-name="Text_20_body"/>
      <text:list xml:id="list1043970731" text:style-name="List_20_1">
        <text:list-item>
          <text:p text:style-name="P2">Check the <text:span text:style-name="T1">Announcements Section</text:span><text:span text:style-name="T2"> for </text:span>announcements <text:span text:style-name="T6">from </text:span>your instructors post.</text:p>
        </text:list-item>
        <text:list-item>
          <text:p text:style-name="P3"><text:span text:style-name="T6">For future use, s</text:span>ave the course content to your <text:span text:style-name="T5">PC</text:span> or <text:span text:style-name="T5">make printouts</text:span> <text:span text:style-name="T3">(except module 7)</text:span></text:p>
        </text:list-item>
        <text:list-item>
          <text:p text:style-name="P4">Discussion Board—<text:span text:style-name="T6">make only relevant </text:span>comments <text:span text:style-name="T6">and b</text:span><text:span text:style-name="T5">e </text:span>concise. For unrelated comments use the Water Cooler.</text:p>
        </text:list-item>
        <text:list-item>
          <text:p text:style-name="P4"><text:span text:style-name="T4">Internal Messages—used it to communicate with instructor</text:span><text:span text:style-name="T5">(s)</text:span><text:span text:style-name="T4"> and fellow classmates</text:span></text:p>
        </text:list-item>
        <text:list-item>
          <text:p text:style-name="P5">Participate—participating will ensure you get the most benefit from the course.</text:p>
        </text:list-item>
        <text:list-item>
          <text:p text:style-name="P6">If you feel confused about how to use the system, see the FAQs and Technical Support section.</text:p>
        </text:list-item>
        <text:list-item>
          <text:p text:style-name="P7">Have Fun</text:p>
        </text:list-item>
      </text:list>
      <text:p text:style-name="P9">Help Contacts</text:p>
      <text:p text:style-name="P10">If unsure who to contact or for general program information:</text:p>
      <text:p text:style-name="P8">Holly Conviser, Asst. Dir. BU Center for Professional Education, ph 617-358-3277, <text:a xlink:type="simple" xlink:href="mailto:conviser@bu.edu" text:style-name="Internet_20_link" text:visited-style-name="Visited_20_Internet_20_Link"><text:span text:style-name="T7">conviser@bu.edu</text:span></text:a><text:span text:style-name="T7"> </text:span><text:s/></text:p>
      <text:p text:style-name="Text_20_body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3T10:31:11.330516350</meta:creation-date>
    <dc:date>2020-11-03T14:54:40.287834259</dc:date>
    <meta:editing-duration>PT23M23S</meta:editing-duration>
    <meta:editing-cycles>11</meta:editing-cycles>
    <meta:generator>LibreOffice/7.0.2.2$Linux_X86_64 LibreOffice_project/00$Build-2</meta:generator>
    <meta:document-statistic meta:table-count="0" meta:image-count="0" meta:object-count="0" meta:page-count="1" meta:paragraph-count="11" meta:word-count="125" meta:character-count="768" meta:non-whitespace-character-count="662"/>
  </office:meta>
</office:document-meta>
</file>